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1"/>
        <table:table-row table:style-name="ro1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style-name="ce2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table:number-columns-repeated="3"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table:number-columns-repeated="4"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table:number-columns-repeated="3"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5"/>
          <table:table-cell table:number-columns-repeated="3"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w</text:p>
          </table:table-cell>
          <table:table-cell/>
          <table:table-cell table:number-columns-repeated="3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1:11:34.5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4-24T12:55:15.750000000</dc:date>
    <meta:editing-duration>PT1H43M59S</meta:editing-duration>
    <meta:editing-cycles>9</meta:editing-cycles>
    <meta:document-statistic meta:table-count="1" meta:cell-count="60" meta:object-count="0"/>
  </office:meta>
</office:document-meta>
</file>